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solid" svg:stroke-color="#ffffff" draw:fill="solid" draw:fill-color="#0099ff" draw:textarea-vertical-align="middle" draw:auto-grow-height="false" fo:min-height="0.749cm" fo:min-width="0.499cm"/>
    </style:style>
    <style:style style:name="gr4" style:family="graphic" style:parent-style-name="standard">
      <style:graphic-properties draw:stroke="none" draw:opacity="50%" draw:textarea-horizontal-align="justify" draw:textarea-vertical-align="middle" draw:auto-grow-height="false" draw:shadow-opacity="50%"/>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draw:textarea-horizontal-align="justify" draw:textarea-vertical-align="middle" draw:auto-grow-height="false"/>
    </style:style>
    <style:style style:name="gr8" style:family="graphic" style:parent-style-name="standard">
      <style:graphic-properties draw:ole-draw-aspect="1" style:protect="size"/>
    </style:style>
    <style:style style:name="pr1" style:family="presentation" style:parent-style-name="Default-notes">
      <style:graphic-properties draw:fill-color="#ffffff" draw:auto-grow-height="true" fo:min-height="12.573cm"/>
    </style:style>
    <style:style style:name="pr2" style:family="presentation" style:parent-style-name="Default-title">
      <style:graphic-properties fo:min-height="3.256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2.322cm"/>
    </style:style>
    <style:style style:name="pr5" style:family="presentation" style:parent-style-name="Default-title">
      <style:graphic-properties draw:auto-grow-height="true" fo:min-height="3.507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center"/>
      <style:text-properties fo:font-size="23pt" style:font-size-asian="23pt" style:font-size-complex="23pt"/>
    </style:style>
    <style:style style:name="P4" style:family="paragraph">
      <style:paragraph-properties fo:text-align="start"/>
    </style:style>
    <style:style style:name="P5" style:family="paragraph">
      <style:text-properties fo:font-size="23pt" style:font-size-asian="23pt" style:font-size-complex="23pt"/>
    </style:style>
    <style:style style:name="T1" style:family="text">
      <style:text-properties fo:font-size="28pt" style:font-size-asian="28pt" style:font-size-complex="28pt"/>
    </style:style>
    <style:style style:name="T2" style:family="text">
      <style:text-properties fo:font-size="23pt" style:font-size-asian="23pt" style:font-size-complex="2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5.132cm" svg:height="1.352cm" svg:x="2.646cm" svg:y="5.746cm">
          <draw:text-box>
            <text:p><text:span text:style-name="T1">Problem analysis, learning theory</text:span></text:p>
          </draw:text-box>
        </draw:frame>
        <draw:frame draw:style-name="gr1" draw:layer="layout" svg:width="15.488cm" svg:height="0.962cm" svg:x="2.825cm" svg:y="7.503cm">
          <draw:text-box>
            <text:p>Identifying the learning problem, optimisation strategy</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3">
        <office:forms form:automatic-focus="false" form:apply-design-mode="false"/>
        <draw:frame presentation:style-name="pr2" draw:layer="layout" svg:width="25.199cm" svg:height="3.256cm" svg:x="1.4cm" svg:y="0.962cm" presentation:class="title" presentation:user-transformed="true">
          <draw:text-box>
            <text:p>Agenda</text:p>
          </draw:text-box>
        </draw:frame>
        <draw:frame presentation:style-name="pr3" draw:layer="layout" svg:width="12.296cm" svg:height="13.859cm" svg:x="1.4cm" svg:y="4.914cm" presentation:class="outline" presentation:user-transformed="true">
          <draw:text-box>
            <text:list text:style-name="L2">
              <text:list-header>
                <text:p>Brief re-cap</text:p>
                <text:p/>
                <text:p/>
                <text:p/>
                <text:p>Learning problems</text:p>
              </text:list-header>
            </text:list>
          </draw:text-box>
        </draw:frame>
        <draw:frame presentation:style-name="pr3" draw:layer="layout" svg:width="12.296cm" svg:height="13.859cm" svg:x="14.311cm" svg:y="4.914cm" presentation:class="outline">
          <draw:text-box>
            <text:list text:style-name="L2">
              <text:list-header>
                <text:p>Version spaces</text:p>
                <text:p/>
                <text:p/>
                <text:p/>
                <text:p>Optimisation strategy</text:p>
              </text:list-header>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layer="layout" svg:width="17.271cm" svg:height="12.322cm" svg:x="2.159cm" svg:y="13.271cm" presentation:class="notes">
            <draw:text-box>
              <text:p>Data preparation: Where to get, what is there, plot things</text:p>
              <text:p/>
              <text:p>Data cleansing: Missing data, outliers, detection, treating</text:p>
              <text:p/>
              <text:p>General data mining pipeline</text:p>
            </draw:text-box>
          </draw:frame>
        </presentation:notes>
      </draw:page>
      <draw:page draw:name="page3" draw:style-name="dp1" draw:master-page-name="Default">
        <office:forms form:automatic-focus="false" form:apply-design-mode="false"/>
        <draw:custom-shape draw:style-name="gr3" draw:text-style-name="P3" draw:layer="layout" svg:width="8.96cm" svg:height="5.078cm" svg:x="18.264cm" svg:y="2.078cm">
          <text:p text:style-name="P2"><text:span text:style-name="T2">Data</text:span></text:p>
          <text:p text:style-name="P2"><text:span text:style-name="T2">Prepara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3" draw:layer="layout" svg:width="8.96cm" svg:height="5.078cm" svg:x="18.264cm" svg:y="5.878cm">
          <text:p text:style-name="P2"><text:span text:style-name="T2">Problem</text:span></text:p>
          <text:p text:style-name="P2"><text:span text:style-name="T2">Defini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3" draw:layer="layout" svg:width="8.96cm" svg:height="5.078cm" svg:x="18.266cm" svg:y="9.678cm">
          <text:p text:style-name="P2"><text:span text:style-name="T2">Problem</text:span></text:p>
          <text:p text:style-name="P2"><text:span text:style-name="T2">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3" draw:layer="layout" svg:width="8.96cm" svg:height="5.078cm" svg:x="18.266cm" svg:y="13.478cm">
          <text:p text:style-name="P2"><text:span text:style-name="T2">Application</text:span></text:p>
          <text:p text:style-name="P2"><text:span text:style-name="T2">of 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1" draw:layer="layout" svg:width="9.053cm" svg:height="2.384cm" svg:x="2.22cm" svg:y="2.731cm">
          <draw:text-box>
            <text:p>Data selection, aggregation</text:p>
            <text:p>Data integration and cleansing</text:p>
            <text:p>Feature extraction</text:p>
          </draw:text-box>
        </draw:frame>
        <draw:frame draw:style-name="gr1" draw:layer="layout" svg:width="12.123cm" svg:height="2.384cm" svg:x="2.417cm" svg:y="6.897cm">
          <draw:text-box>
            <text:p>Define the objective</text:p>
            <text:p>Define your performance criteria</text:p>
            <text:p>Define the model space and assumptions</text:p>
          </draw:text-box>
        </draw:frame>
        <draw:frame draw:style-name="gr1" draw:layer="layout" svg:width="10.044cm" svg:height="1.673cm" svg:x="2.403cm" svg:y="11.309cm">
          <draw:text-box>
            <text:p>Identify and implement the correct</text:p>
            <text:p>algorithm for your problem.</text:p>
          </draw:text-box>
        </draw:frame>
        <draw:frame draw:style-name="gr1" draw:layer="layout" svg:width="12.885cm" svg:height="2.384cm" svg:x="2.36cm" svg:y="14.509cm">
          <draw:text-box>
            <text:p>Train and tune the model</text:p>
            <text:p>Evaluate model performance on known data</text:p>
            <text:p>Use the model for prediction on new data</text:p>
          </draw:text-box>
        </draw:frame>
        <draw:custom-shape draw:style-name="gr4" draw:text-style-name="P2" draw:layer="layout" svg:width="26.203cm" svg:height="10.315cm" svg:x="0.982cm" svg:y="10.211cm">
          <text:p/>
          <draw:enhanced-geometry svg:viewBox="0 0 21600 21600" draw:type="rectangle" draw:enhanced-path="M 0 0 L 21600 0 21600 21600 0 21600 0 0 Z N"/>
        </draw:custom-shape>
        <draw:frame draw:style-name="gr1" draw:layer="layout" svg:width="1.277cm" svg:height="0.962cm" svg:x="26.588cm" svg:y="20.014cm">
          <draw:text-box>
            <text:p>(2)</text:p>
          </draw:text-box>
        </draw:frame>
        <draw:custom-shape draw:style-name="gr4" draw:text-style-name="P2" draw:layer="layout" svg:width="26.203cm" svg:height="4.959cm" svg:x="0.983cm" svg:y="0.91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layer="layout" svg:width="17.271cm" svg:height="12.322cm" svg:x="2.159cm" svg:y="13.271cm" presentation:class="notes" presentation:user-transformed="true">
            <draw:text-box>
              <text:p>Today: Learning objective</text:p>
              <text:p/>
              <text:p>Definition of performance criteria</text:p>
              <text:p/>
              <text:p>Definition of model space and assumptions</text:p>
            </draw:text-box>
          </draw:frame>
        </presentation:notes>
      </draw:page>
      <draw:page draw:name="page4" draw:style-name="dp1" draw:master-page-name="Default">
        <office:forms form:automatic-focus="false" form:apply-design-mode="false"/>
        <draw:custom-shape draw:style-name="gr5" draw:text-style-name="P2" draw:layer="layout" svg:width="5.912cm" svg:height="4.631cm" svg:x="3.225cm" svg:y="6.826cm">
          <text:p text:style-name="P2">Ac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912cm" svg:height="4.631cm" svg:x="11.121cm" svg:y="1.27cm">
          <text:p text:style-name="P2">Obser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912cm" svg:height="4.631cm" svg:x="10.93cm" svg:y="12.35cm">
          <text:p text:style-name="P2">Decid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912cm" svg:height="4.631cm" svg:x="17.999cm" svg:y="6.729cm">
          <text:p text:style-name="P2">Orien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6.143cm" svg:y1="6.798cm" svg:x2="11.228cm" svg:y2="3.491cm">
          <text:p/>
        </draw:line>
        <draw:line draw:style-name="gr6" draw:text-style-name="P2" draw:layer="layout" svg:x1="16.992cm" svg:y1="3.639cm" svg:x2="21.002cm" svg:y2="6.657cm">
          <text:p/>
        </draw:line>
        <draw:line draw:style-name="gr6" draw:text-style-name="P2" draw:layer="layout" svg:x1="21.002cm" svg:y1="11.37cm" svg:x2="16.744cm" svg:y2="14.718cm">
          <text:p/>
        </draw:line>
        <draw:line draw:style-name="gr6" draw:text-style-name="P2" draw:layer="layout" svg:x1="10.915cm" svg:y1="14.635cm" svg:x2="6.119cm" svg:y2="11.411cm">
          <text:p/>
        </draw:lin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layer="layout" svg:width="17.271cm" svg:height="12.322cm" svg:x="2.159cm" svg:y="13.271cm" presentation:class="notes" presentation:user-transformed="true">
            <draw:text-box>
              <text:p>OODA cycle</text:p>
              <text:p/>
              <text:p>Strategic concept</text:p>
              <text:p/>
              <text:p>The opponent with smaller ooda wins</text:p>
              <text:p/>
              <text:p>That is where Hadoop helps:</text:p>
              <text:p/>
              <text:p>Bit.ly Beispiel mit Ägypten</text:p>
              <text:p/>
              <text:p>Ad-hoc queries, long running – repetitive jobs</text:p>
            </draw:text-box>
          </draw:frame>
        </presentation:notes>
      </draw:page>
      <draw:page draw:name="page5" draw:style-name="dp1" draw:master-page-name="Default">
        <office:forms form:automatic-focus="false" form:apply-design-mode="false"/>
        <draw:custom-shape draw:style-name="gr5" draw:text-style-name="P2" draw:layer="layout" svg:width="5.912cm" svg:height="4.631cm" svg:x="3.225cm" svg:y="6.825cm">
          <text:p text:style-name="P2">Requirements-</text:p>
          <text:p text:style-name="P2">defini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912cm" svg:height="4.631cm" svg:x="11.121cm" svg:y="1.269cm">
          <text:p text:style-name="P2">Define</text:p>
          <text:p text:style-name="P2">Acceptance-</text:p>
          <text:p text:style-name="P2">te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912cm" svg:height="4.631cm" svg:x="10.93cm" svg:y="12.349cm">
          <text:p text:style-name="P2">Implement</text:p>
          <text:p text:style-name="P2">and chec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912cm" svg:height="4.631cm" svg:x="17.999cm" svg:y="6.728cm">
          <text:p text:style-name="P2">Choose</text:p>
          <text:p text:style-name="P2">implemen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6.143cm" svg:y1="6.797cm" svg:x2="11.228cm" svg:y2="3.49cm">
          <text:p/>
        </draw:line>
        <draw:line draw:style-name="gr6" draw:text-style-name="P2" draw:layer="layout" svg:x1="16.992cm" svg:y1="3.638cm" svg:x2="21.002cm" svg:y2="6.656cm">
          <text:p/>
        </draw:line>
        <draw:line draw:style-name="gr6" draw:text-style-name="P2" draw:layer="layout" svg:x1="21.002cm" svg:y1="11.369cm" svg:x2="16.744cm" svg:y2="14.717cm">
          <text:p/>
        </draw:line>
        <draw:line draw:style-name="gr6" draw:text-style-name="P2" draw:layer="layout" svg:x1="10.915cm" svg:y1="14.634cm" svg:x2="6.119cm" svg:y2="11.41cm">
          <text:p/>
        </draw:line>
        <draw:custom-shape draw:style-name="gr4" draw:text-style-name="P2" draw:layer="layout" svg:width="14.056cm" svg:height="10.831cm" svg:x="10.377cm" svg:y="6.573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layer="layout" svg:width="17.271cm" svg:height="12.322cm" svg:x="2.159cm" svg:y="13.271cm" presentation:class="notes">
            <draw:text-box>
              <text:p>Go from Requirement to technology (not the other way around)</text:p>
              <text:p/>
              <text:p>Cycle of software development mirrored in data mining.</text:p>
              <text:p/>
              <text:p/>
            </draw:text-box>
          </draw:frame>
        </presentation:notes>
      </draw:page>
      <draw:page draw:name="page6" draw:style-name="dp1" draw:master-page-name="Default">
        <office:forms form:automatic-focus="false" form:apply-design-mode="false"/>
        <draw:custom-shape draw:style-name="gr5" draw:text-style-name="P4" draw:layer="layout" svg:width="5.912cm" svg:height="4.631cm" svg:x="3.225cm" svg:y="6.826cm">
          <text:p text:style-name="P4">Given:</text:p>
          <text:p text:style-name="P4">Input:</text:p>
          <text:p text:style-name="P4">Output:</text:p>
          <text:p text:style-name="P4"/>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912cm" svg:height="4.631cm" svg:x="11.121cm" svg:y="1.27cm">
          <text:p text:style-name="P2">Define</text:p>
          <text:p text:style-name="P2">Performance</text:p>
          <text:p text:style-name="P2">criteri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912cm" svg:height="4.631cm" svg:x="10.93cm" svg:y="12.35cm">
          <text:p text:style-name="P2">Implement</text:p>
          <text:p text:style-name="P2">and chec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912cm" svg:height="4.631cm" svg:x="17.999cm" svg:y="6.729cm">
          <text:p text:style-name="P2">Choose</text:p>
          <text:p text:style-name="P2">implemen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6.143cm" svg:y1="6.798cm" svg:x2="11.228cm" svg:y2="3.491cm">
          <text:p/>
        </draw:line>
        <draw:line draw:style-name="gr6" draw:text-style-name="P2" draw:layer="layout" svg:x1="16.992cm" svg:y1="3.639cm" svg:x2="21.002cm" svg:y2="6.657cm">
          <text:p/>
        </draw:line>
        <draw:line draw:style-name="gr6" draw:text-style-name="P2" draw:layer="layout" svg:x1="21.002cm" svg:y1="11.37cm" svg:x2="16.744cm" svg:y2="14.718cm">
          <text:p/>
        </draw:line>
        <draw:line draw:style-name="gr6" draw:text-style-name="P2" draw:layer="layout" svg:x1="10.915cm" svg:y1="14.635cm" svg:x2="6.119cm" svg:y2="11.411cm">
          <text:p/>
        </draw:line>
        <draw:custom-shape draw:style-name="gr4" draw:text-style-name="P2" draw:layer="layout" svg:width="14.056cm" svg:height="10.831cm" svg:x="10.377cm" svg:y="6.57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layer="layout" svg:width="17.271cm" svg:height="12.322cm" svg:x="2.159cm" svg:y="13.271cm" presentation:class="notes">
            <draw:text-box>
              <text:p>Start with requirements – data and research goal</text:p>
              <text:p/>
              <text:p>Define success criterion in terms of goal</text:p>
              <text:p/>
              <text:p>Choose algorithm and check the result and refine</text:p>
            </draw:text-box>
          </draw:frame>
        </presentation:notes>
      </draw:page>
      <draw:page draw:name="page7" draw:style-name="dp1" draw:master-page-name="Default">
        <office:forms form:automatic-focus="false" form:apply-design-mode="false"/>
        <draw:custom-shape draw:style-name="gr7" draw:text-style-name="P2" draw:layer="layout" svg:width="4.754cm" svg:height="19.802cm" svg:x="0.993cm" svg:y="0.62cm">
          <text:p/>
          <draw:enhanced-geometry svg:viewBox="0 0 21600 21600" draw:type="rectangle" draw:enhanced-path="M 0 0 L 21600 0 21600 21600 0 21600 0 0 Z N"/>
        </draw:custom-shape>
        <draw:frame draw:style-name="gr1" draw:text-style-name="P1" draw:layer="layout" svg:width="3.635cm" svg:height="1.352cm" svg:x="1.489cm" svg:y="2.604cm">
          <draw:text-box>
            <text:p><text:span text:style-name="T1">Given: </text:span></text:p>
          </draw:text-box>
        </draw:frame>
        <draw:frame draw:style-name="gr1" draw:text-style-name="P1" draw:layer="layout" svg:width="3.254cm" svg:height="1.352cm" svg:x="1.49cm" svg:y="7.204cm">
          <draw:text-box>
            <text:p><text:span text:style-name="T1">Input: </text:span></text:p>
          </draw:text-box>
        </draw:frame>
        <draw:frame draw:style-name="gr1" draw:text-style-name="P1" draw:layer="layout" svg:width="4.02cm" svg:height="1.352cm" svg:x="1.49cm" svg:y="11.804cm">
          <draw:text-box>
            <text:p><text:span text:style-name="T1">Output: </text:span></text:p>
          </draw:text-box>
        </draw:frame>
        <draw:frame draw:style-name="gr1" draw:text-style-name="P5" draw:layer="layout" svg:width="18.473cm" svg:height="2.073cm" svg:x="7.359cm" svg:y="2.376cm">
          <draw:text-box>
            <text:p><text:span text:style-name="T2">Training data with known target attributes (labeled</text:span></text:p>
            <text:p><text:span text:style-name="T2">training data).</text:span></text:p>
          </draw:text-box>
        </draw:frame>
        <draw:frame draw:style-name="gr1" draw:text-style-name="P5" draw:layer="layout" svg:width="11.517cm" svg:height="1.162cm" svg:x="7.359cm" svg:y="7.568cm">
          <draw:text-box>
            <text:p><text:span text:style-name="T2">Instance is vector of attributes.</text:span></text:p>
          </draw:text-box>
        </draw:frame>
        <draw:frame draw:style-name="gr1" draw:text-style-name="P5" draw:layer="layout" svg:width="14.015cm" svg:height="1.162cm" svg:x="7.359cm" svg:y="11.902cm">
          <draw:text-box>
            <text:p><text:span text:style-name="T2">Goal is assignment of target attribute.</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layer="layout" svg:width="17.271cm" svg:height="12.322cm" svg:x="2.159cm" svg:y="13.271cm" presentation:class="notes">
            <draw:text-box>
              <text:p>Classic classification example</text:p>
              <text:p/>
              <text:p>Two phase process: training and classification</text:p>
              <text:p/>
              <text:p>What is usually expensive is training and parameter tuning.</text:p>
              <text:p/>
              <text:p>Problems:</text:p>
              <text:p>Where do labels come from?</text:p>
              <text:p>Data representation.</text:p>
              <text:p>Distributing training – or parameter tuning.</text:p>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Supervised learning</text:p>
          </draw:text-box>
        </draw:frame>
        <draw:frame presentation:style-name="pr3" draw:layer="layout" svg:width="25.199cm" svg:height="13.859cm" svg:x="1.4cm" svg:y="4.914cm" presentation:class="outline" presentation:user-transformed="true">
          <draw:text-box>
            <text:list text:style-name="L2">
              <text:list-item>
                <text:p>Classification – nominal target attribute.</text:p>
                <text:list>
                  <text:list-item>
                    <text:p>Ham/Spam.</text:p>
                  </text:list-item>
                  <text:list-item>
                    <text:p>Face in image/ no Face.</text:p>
                  </text:list-item>
                  <text:list-item>
                    <text:p>Article is sports/ politics/ science.</text:p>
                    <text:p/>
                  </text:list-item>
                </text:list>
              </text:list-item>
              <text:list-item>
                <text:p>Ordinal regression – ordinal target attribute.</text:p>
                <text:list>
                  <text:list-item>
                    <text:p>Like movie not at all – not – a little – really – a lot.</text:p>
                  </text:list-item>
                  <text:list-item>
                    <text:p>Financial benefit is small – medium – large.</text:p>
                  </text:list-item>
                </text:list>
                <text:p/>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layer="layout" svg:width="17.271cm" svg:height="12.322cm" svg:x="2.159cm" svg:y="13.271cm" presentation:class="notes" presentation:user-transformed="true">
            <draw:text-box>
              <text:p>Beispiel mit Tennisspielen durchgehen?</text:p>
              <text:p/>
              <text:p>Featureanzahl kann von einigen wenigen bis hin zu mio und mrd reichen</text:p>
              <text:p/>
              <text:p/>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Supervised learning</text:p>
          </draw:text-box>
        </draw:frame>
        <draw:frame presentation:style-name="pr3" draw:layer="layout" svg:width="25.199cm" svg:height="13.859cm" svg:x="1.4cm" svg:y="4.914cm" presentation:class="outline" presentation:user-transformed="true">
          <draw:text-box>
            <text:list text:style-name="L2">
              <text:list-item>
                <text:p>Regression – continuous target variable.</text:p>
                <text:list>
                  <text:list-item>
                    <text:p>Estimated temperature for tomorrow morning.</text:p>
                  </text:list-item>
                  <text:list-item>
                    <text:p>Estimated resource need when increasing user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layer="layout" svg:width="17.271cm" svg:height="12.322cm" svg:x="2.159cm" svg:y="13.271cm" presentation:class="notes" presentation:user-transformed="true">
            <draw:text-box>
              <text:p>Beispiel mit Tennisspielen durchgehen?</text:p>
            </draw:text-box>
          </draw:frame>
        </presentation:notes>
      </draw:page>
      <draw:page draw:name="page10" draw:style-name="dp1" draw:master-page-name="Default">
        <office:forms form:automatic-focus="false" form:apply-design-mode="false"/>
        <draw:custom-shape draw:style-name="gr7" draw:text-style-name="P2" draw:layer="layout" svg:width="4.754cm" svg:height="19.802cm" svg:x="0.993cm" svg:y="0.62cm">
          <text:p/>
          <draw:enhanced-geometry svg:viewBox="0 0 21600 21600" draw:type="rectangle" draw:enhanced-path="M 0 0 L 21600 0 21600 21600 0 21600 0 0 Z N"/>
        </draw:custom-shape>
        <draw:frame draw:style-name="gr1" draw:text-style-name="P1" draw:layer="layout" svg:width="3.635cm" svg:height="1.352cm" svg:x="1.489cm" svg:y="2.604cm">
          <draw:text-box>
            <text:p><text:span text:style-name="T1">Given: </text:span></text:p>
          </draw:text-box>
        </draw:frame>
        <draw:frame draw:style-name="gr1" draw:text-style-name="P1" draw:layer="layout" svg:width="3.254cm" svg:height="1.352cm" svg:x="1.49cm" svg:y="7.204cm">
          <draw:text-box>
            <text:p><text:span text:style-name="T1">Input: </text:span></text:p>
          </draw:text-box>
        </draw:frame>
        <draw:frame draw:style-name="gr1" draw:text-style-name="P1" draw:layer="layout" svg:width="4.02cm" svg:height="1.352cm" svg:x="1.49cm" svg:y="11.804cm">
          <draw:text-box>
            <text:p><text:span text:style-name="T1">Output: </text:span></text:p>
          </draw:text-box>
        </draw:frame>
        <draw:frame draw:style-name="gr1" draw:text-style-name="P5" draw:layer="layout" svg:width="16.254cm" svg:height="2.073cm" svg:x="7.36cm" svg:y="2.376cm">
          <draw:text-box>
            <text:p><text:span text:style-name="T2">Training data with unknown target attributes</text:span></text:p>
            <text:p><text:span text:style-name="T2">(unlabeled training data).</text:span></text:p>
          </draw:text-box>
        </draw:frame>
        <draw:frame draw:style-name="gr1" draw:text-style-name="P5" draw:layer="layout" svg:width="11.517cm" svg:height="1.162cm" svg:x="7.36cm" svg:y="7.568cm">
          <draw:text-box>
            <text:p><text:span text:style-name="T2">Instance is vector of attributes.</text:span></text:p>
          </draw:text-box>
        </draw:frame>
        <draw:frame draw:style-name="gr1" draw:text-style-name="P5" draw:layer="layout" svg:width="14.015cm" svg:height="1.162cm" svg:x="7.36cm" svg:y="11.902cm">
          <draw:text-box>
            <text:p><text:span text:style-name="T2">Goal is assignment of target attribute.</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layer="layout" svg:width="17.271cm" svg:height="12.322cm" svg:x="2.159cm" svg:y="13.271cm" presentation:class="notes" presentation:user-transformed="true">
            <draw:text-box>
              <text:p>Prinzipiell nur eine Phase aber viele Tuningiterationen</text:p>
              <text:p/>
              <text:p/>
              <text:p>Maß für Qualität vom Usecase abhängig</text:p>
              <text:p/>
              <text:p>Innere- vs. Äußere Clusterähnlichkeit</text:p>
              <text:p>Abstand der zugeordneten Punkte vom Clusterzentrum</text:p>
              <text:p>Bevorzugung unterschiedlicher Clusterformen</text:p>
              <text:p/>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Un-supervised learning</text:p>
          </draw:text-box>
        </draw:frame>
        <draw:frame presentation:style-name="pr3" draw:layer="layout" svg:width="25.199cm" svg:height="13.859cm" svg:x="1.4cm" svg:y="4.914cm" presentation:class="outline" presentation:user-transformed="true">
          <draw:text-box>
            <text:list text:style-name="L2">
              <text:list-item>
                <text:p>Clustering</text:p>
                <text:list>
                  <text:list-item>
                    <text:p>Group news articles by similarities.</text:p>
                  </text:list-item>
                  <text:list-item>
                    <text:p>Group users by preferences.</text:p>
                  </text:list-item>
                  <text:list-item>
                    <text:p>Group web pages by common inlinks.</text:p>
                    <text:p/>
                  </text:list-item>
                </text:list>
              </text:list-item>
              <text:list-item>
                <text:p>Dimensionality reduction</text:p>
                <text:list>
                  <text:list-item>
                    <text:p>Visualize instances in lower-dimensional spac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custom-shape draw:style-name="gr7" draw:text-style-name="P2" draw:layer="layout" svg:width="4.754cm" svg:height="19.802cm" svg:x="0.993cm" svg:y="0.62cm">
          <text:p/>
          <draw:enhanced-geometry svg:viewBox="0 0 21600 21600" draw:type="rectangle" draw:enhanced-path="M 0 0 L 21600 0 21600 21600 0 21600 0 0 Z N"/>
        </draw:custom-shape>
        <draw:frame draw:style-name="gr1" draw:text-style-name="P1" draw:layer="layout" svg:width="3.635cm" svg:height="1.352cm" svg:x="1.489cm" svg:y="2.604cm">
          <draw:text-box>
            <text:p><text:span text:style-name="T1">Given: </text:span></text:p>
          </draw:text-box>
        </draw:frame>
        <draw:frame draw:style-name="gr1" draw:text-style-name="P1" draw:layer="layout" svg:width="3.254cm" svg:height="1.352cm" svg:x="1.49cm" svg:y="7.204cm">
          <draw:text-box>
            <text:p><text:span text:style-name="T1">Input: </text:span></text:p>
          </draw:text-box>
        </draw:frame>
        <draw:frame draw:style-name="gr1" draw:text-style-name="P1" draw:layer="layout" svg:width="4.02cm" svg:height="1.352cm" svg:x="1.49cm" svg:y="11.804cm">
          <draw:text-box>
            <text:p><text:span text:style-name="T1">Output: </text:span></text:p>
          </draw:text-box>
        </draw:frame>
        <draw:frame draw:style-name="gr1" draw:text-style-name="P5" draw:layer="layout" svg:width="17.389cm" svg:height="1.162cm" svg:x="7.897cm" svg:y="2.824cm">
          <draw:text-box>
            <text:p><text:span text:style-name="T2">Training data with relations between instances.</text:span></text:p>
          </draw:text-box>
        </draw:frame>
        <draw:frame draw:style-name="gr1" draw:text-style-name="P5" draw:layer="layout" svg:width="9.18cm" svg:height="1.162cm" svg:x="7.898cm" svg:y="7.024cm">
          <draw:text-box>
            <text:p><text:span text:style-name="T2">Instances with relations.</text:span></text:p>
          </draw:text-box>
        </draw:frame>
        <draw:frame draw:style-name="gr1" draw:text-style-name="P5" draw:layer="layout" svg:width="17.389cm" svg:height="1.162cm" svg:x="7.898cm" svg:y="2.824cm">
          <draw:text-box>
            <text:p><text:span text:style-name="T2">Training data with relations between instances.</text:span></text:p>
          </draw:text-box>
        </draw:frame>
        <draw:frame draw:style-name="gr1" draw:text-style-name="P5" draw:layer="layout" svg:width="13.985cm" svg:height="1.162cm" svg:x="7.898cm" svg:y="11.824cm">
          <draw:text-box>
            <text:p><text:span text:style-name="T2">Common/ Seldom patterns and rules.</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layer="layout" svg:width="17.271cm" svg:height="12.322cm" svg:x="2.159cm" svg:y="13.271cm" presentation:class="notes" presentation:user-transformed="true">
            <draw:text-box>
              <text:p>Häufig auf strukturierten Daten</text:p>
              <text:p/>
              <text:p>Lassen sich aber auch parallel abarbeiten</text:p>
              <text:p/>
              <text:p>Insbesondere bei hohen Transaktionsvolumen notwendig</text:p>
              <text:p/>
              <text:p>Beachte Alterung der Relations</text:p>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Pattern search</text:p>
          </draw:text-box>
        </draw:frame>
        <draw:frame presentation:style-name="pr3" draw:layer="layout" svg:width="25.199cm" svg:height="13.859cm" svg:x="1.4cm" svg:y="4.914cm" presentation:class="outline" presentation:user-transformed="true">
          <draw:text-box>
            <text:list text:style-name="L2">
              <text:list-item>
                <text:p>Frequent item set detection</text:p>
                <text:list>
                  <text:list-item>
                    <text:p>Given tuples of instances find common sub-sets.</text:p>
                    <text:p/>
                  </text:list-item>
                </text:list>
              </text:list-item>
              <text:list-item>
                <text:p>Frequent sequences detection</text:p>
                <text:list>
                  <text:list-item>
                    <text:p>Given instance sequences find common sub-sequences.</text:p>
                    <text:p/>
                  </text:list-item>
                </text:list>
              </text:list-item>
              <text:list-item>
                <text:p>Novelty/ Anomaly detection </text:p>
                <text:list>
                  <text:list-item>
                    <text:p>Given sequences of instances find anomali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layer="layout" svg:width="17.271cm" svg:height="12.322cm" svg:x="2.159cm" svg:y="13.271cm" presentation:class="notes" presentation:user-transformed="true">
            <draw:text-box>
              <text:p>Bei Frequent items über lange Zeit: Behandlung der Alterung von Relations</text:p>
              <text:p/>
              <text:p>Anomaly detection mit zusätzlicher Herausforderung einer schnellen Antwortzeit</text:p>
              <text:p/>
              <text:p/>
            </draw:text-box>
          </draw:frame>
        </presentation:notes>
      </draw:page>
      <draw:page draw:name="page14" draw:style-name="dp1" draw:master-page-name="Default" presentation:presentation-page-layout-name="AL2T1">
        <office:forms form:automatic-focus="false" form:apply-design-mode="false"/>
        <draw:custom-shape draw:style-name="gr7" draw:text-style-name="P2" draw:layer="layout" svg:width="4.754cm" svg:height="19.802cm" svg:x="0.993cm" svg:y="0.62cm">
          <text:p/>
          <draw:enhanced-geometry svg:viewBox="0 0 21600 21600" draw:type="rectangle" draw:enhanced-path="M 0 0 L 21600 0 21600 21600 0 21600 0 0 Z N"/>
        </draw:custom-shape>
        <draw:frame draw:style-name="gr1" draw:text-style-name="P1" draw:layer="layout" svg:width="3.635cm" svg:height="1.352cm" svg:x="1.489cm" svg:y="2.604cm">
          <draw:text-box>
            <text:p><text:span text:style-name="T1">Given: </text:span></text:p>
          </draw:text-box>
        </draw:frame>
        <draw:frame draw:style-name="gr1" draw:text-style-name="P1" draw:layer="layout" svg:width="3.254cm" svg:height="1.352cm" svg:x="1.49cm" svg:y="7.204cm">
          <draw:text-box>
            <text:p><text:span text:style-name="T1">Input: </text:span></text:p>
          </draw:text-box>
        </draw:frame>
        <draw:frame draw:style-name="gr1" draw:text-style-name="P1" draw:layer="layout" svg:width="4.02cm" svg:height="1.352cm" svg:x="1.49cm" svg:y="11.804cm">
          <draw:text-box>
            <text:p><text:span text:style-name="T1">Output: </text:span></text:p>
          </draw:text-box>
        </draw:frame>
        <draw:frame draw:style-name="gr1" draw:text-style-name="P5" draw:layer="layout" svg:width="11.788cm" svg:height="1.162cm" svg:x="7.898cm" svg:y="7.024cm">
          <draw:text-box>
            <text:p><text:span text:style-name="T2">Instance as vector of attributes.</text:span></text:p>
          </draw:text-box>
        </draw:frame>
        <draw:frame draw:style-name="gr1" draw:text-style-name="P5" draw:layer="layout" svg:width="18.197cm" svg:height="1.162cm" svg:x="7.898cm" svg:y="2.824cm">
          <draw:text-box>
            <text:p><text:span text:style-name="T2">Training data with partially known target attribute.</text:span></text:p>
          </draw:text-box>
        </draw:frame>
        <draw:frame draw:style-name="gr1" draw:text-style-name="P5" draw:layer="layout" svg:width="14.015cm" svg:height="1.162cm" svg:x="7.898cm" svg:y="11.824cm">
          <draw:text-box>
            <text:p><text:span text:style-name="T2">Goal is assignment of target attribute.</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layer="layout" svg:width="17.271cm" svg:height="12.322cm" svg:x="2.159cm" svg:y="13.271cm" presentation:class="notes" presentation:user-transformed="true">
            <draw:text-box>
              <text:p>Behandelt das Problem der Labellingkosten</text:p>
              <text:p/>
              <text:p>Ungelabelte Daten sind meist sehr einfach zu bekommen.</text:p>
              <text:p/>
              <text:p/>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Semi-supervised learning</text:p>
          </draw:text-box>
        </draw:frame>
        <draw:frame presentation:style-name="pr3" draw:layer="layout" svg:width="25.199cm" svg:height="13.859cm" svg:x="1.4cm" svg:y="4.914cm" presentation:class="outline" presentation:user-transformed="true">
          <draw:text-box>
            <text:list text:style-name="L2">
              <text:list-item>
                <text:p>Active learning</text:p>
                <text:list>
                  <text:list-item>
                    <text:p>Learning algorithm asks to label unlabeled data.</text:p>
                    <text:p/>
                  </text:list-item>
                </text:list>
              </text:list-item>
              <text:list-item>
                <text:p>Co-Learning/ Self learning:</text:p>
                <text:list>
                  <text:list-item>
                    <text:p>Unlabeled data are labeled by learning process and (in-)directly influence future training cycl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layer="layout" svg:width="17.271cm" svg:height="12.322cm" svg:x="2.159cm" svg:y="13.271cm" presentation:class="notes" presentation:user-transformed="true">
            <draw:text-box>
              <text:p>Multi-View Learning als erweiterung des Co-Learnings auf Links und Text als Views erklären.</text:p>
            </draw:text-box>
          </draw:frame>
        </presentation:notes>
      </draw:page>
      <draw:page draw:name="page16" draw:style-name="dp1" draw:master-page-name="Default">
        <office:forms form:automatic-focus="false" form:apply-design-mode="false"/>
        <draw:custom-shape draw:style-name="gr7" draw:text-style-name="P2" draw:layer="layout" svg:width="4.754cm" svg:height="19.802cm" svg:x="0.994cm" svg:y="0.62cm">
          <text:p/>
          <draw:enhanced-geometry svg:viewBox="0 0 21600 21600" draw:type="rectangle" draw:enhanced-path="M 0 0 L 21600 0 21600 21600 0 21600 0 0 Z N"/>
        </draw:custom-shape>
        <draw:frame draw:style-name="gr1" draw:text-style-name="P1" draw:layer="layout" svg:width="3.635cm" svg:height="1.352cm" svg:x="1.49cm" svg:y="2.604cm">
          <draw:text-box>
            <text:p><text:span text:style-name="T1">Given: </text:span></text:p>
          </draw:text-box>
        </draw:frame>
        <draw:frame draw:style-name="gr1" draw:text-style-name="P1" draw:layer="layout" svg:width="3.254cm" svg:height="1.352cm" svg:x="1.491cm" svg:y="7.204cm">
          <draw:text-box>
            <text:p><text:span text:style-name="T1">Input: </text:span></text:p>
          </draw:text-box>
        </draw:frame>
        <draw:frame draw:style-name="gr1" draw:text-style-name="P1" draw:layer="layout" svg:width="4.02cm" svg:height="1.352cm" svg:x="1.491cm" svg:y="11.804cm">
          <draw:text-box>
            <text:p><text:span text:style-name="T1">Output: </text:span></text:p>
          </draw:text-box>
        </draw:frame>
        <draw:frame draw:style-name="gr1" draw:text-style-name="P5" draw:layer="layout" svg:width="6.509cm" svg:height="1.162cm" svg:x="7.899cm" svg:y="7.024cm">
          <draw:text-box>
            <text:p><text:span text:style-name="T2">Set of instances.</text:span></text:p>
          </draw:text-box>
        </draw:frame>
        <draw:frame draw:style-name="gr1" draw:text-style-name="P5" draw:layer="layout" svg:width="12.914cm" svg:height="1.162cm" svg:x="7.899cm" svg:y="2.824cm">
          <draw:text-box>
            <text:p><text:span text:style-name="T2">Training data with known ordering.</text:span></text:p>
          </draw:text-box>
        </draw:frame>
        <draw:frame draw:style-name="gr1" draw:text-style-name="P5" draw:layer="layout" svg:width="11.035cm" svg:height="1.162cm" svg:x="7.899cm" svg:y="11.824cm">
          <draw:text-box>
            <text:p><text:span text:style-name="T2">Goal is ordering of instances.</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layer="layout" svg:width="17.271cm" svg:height="12.322cm" svg:x="2.159cm" svg:y="13.271cm" presentation:class="notes">
            <draw:text-box>
              <text:p>Rankings lernen vollständig vorgegebenen Rankings</text:p>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Supervised rank-learning</text:p>
          </draw:text-box>
        </draw:frame>
        <draw:frame presentation:style-name="pr3" draw:layer="layout" svg:width="25.199cm" svg:height="13.859cm" svg:x="1.4cm" svg:y="4.914cm" presentation:class="outline" presentation:user-transformed="true">
          <draw:text-box>
            <text:list text:style-name="L2">
              <text:list-item>
                <text:p>Ordinal regression.</text:p>
                <text:p/>
              </text:list-item>
              <text:list-item>
                <text:p>Rank learning:</text:p>
                <text:list>
                  <text:list-item>
                    <text:p>Pair-wise ranking: ordering of two instances.</text:p>
                  </text:list-item>
                  <text:list-item>
                    <text:p>Label-ranking: ordering of more than two instanc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layer="layout" svg:width="17.271cm" svg:height="12.322cm" svg:x="2.159cm" svg:y="13.271cm" presentation:class="notes" presentation:user-transformed="true">
            <draw:text-box>
              <text:p>Probleme:</text:p>
              <text:p/>
              <text:p>Woher pair-wise preferences</text:p>
              <text:p>Wie rankings vergleichen (interleave)</text:p>
              <text:p/>
              <text:p>Vorteile von Hadoop und Co. hier nur bei hohen Datenaufkommen, aber auch nur dann wirklich performant möglich</text:p>
              <text:p/>
              <text:p>Hadoop in Vorverarbeitung zu Extraktion der Logs und damit der Trainingsdaten</text:p>
              <text:p/>
              <text:p>Braucht als Vorraussetzung Click Logs und mitschreiben der Suchresultatlisten</text:p>
            </draw:text-box>
          </draw:frame>
        </presentation:notes>
      </draw:page>
      <draw:page draw:name="page18" draw:style-name="dp1" draw:master-page-name="Default">
        <office:forms form:automatic-focus="false" form:apply-design-mode="false"/>
        <draw:custom-shape draw:style-name="gr7" draw:text-style-name="P2" draw:layer="layout" svg:width="4.754cm" svg:height="19.802cm" svg:x="0.995cm" svg:y="0.62cm">
          <text:p/>
          <draw:enhanced-geometry svg:viewBox="0 0 21600 21600" draw:type="rectangle" draw:enhanced-path="M 0 0 L 21600 0 21600 21600 0 21600 0 0 Z N"/>
        </draw:custom-shape>
        <draw:frame draw:style-name="gr1" draw:text-style-name="P1" draw:layer="layout" svg:width="3.635cm" svg:height="1.352cm" svg:x="1.491cm" svg:y="2.604cm">
          <draw:text-box>
            <text:p><text:span text:style-name="T1">Given: </text:span></text:p>
          </draw:text-box>
        </draw:frame>
        <draw:frame draw:style-name="gr1" draw:text-style-name="P1" draw:layer="layout" svg:width="3.254cm" svg:height="1.352cm" svg:x="1.492cm" svg:y="7.204cm">
          <draw:text-box>
            <text:p><text:span text:style-name="T1">Input: </text:span></text:p>
          </draw:text-box>
        </draw:frame>
        <draw:frame draw:style-name="gr1" draw:text-style-name="P1" draw:layer="layout" svg:width="4.02cm" svg:height="1.352cm" svg:x="1.492cm" svg:y="11.804cm">
          <draw:text-box>
            <text:p><text:span text:style-name="T1">Output: </text:span></text:p>
          </draw:text-box>
        </draw:frame>
        <draw:frame draw:style-name="gr1" draw:text-style-name="P5" draw:layer="layout" svg:width="6.509cm" svg:height="1.162cm" svg:x="7.9cm" svg:y="7.024cm">
          <draw:text-box>
            <text:p><text:span text:style-name="T2">Set of instances.</text:span></text:p>
          </draw:text-box>
        </draw:frame>
        <draw:frame draw:style-name="gr1" draw:text-style-name="P5" draw:layer="layout" svg:width="19.747cm" svg:height="2.073cm" svg:x="7.9cm" svg:y="2.824cm">
          <draw:text-box>
            <text:p><text:span text:style-name="T2">Training data with unknown ordering or only pair-wise</text:span></text:p>
            <text:p><text:span text:style-name="T2">sorting.</text:span></text:p>
          </draw:text-box>
        </draw:frame>
        <draw:frame draw:style-name="gr1" draw:text-style-name="P5" draw:layer="layout" svg:width="11.035cm" svg:height="1.162cm" svg:x="7.9cm" svg:y="11.824cm">
          <draw:text-box>
            <text:p><text:span text:style-name="T2">Goal is ordering of instances.</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layer="layout" svg:width="17.271cm" svg:height="12.322cm" svg:x="2.159cm" svg:y="13.271cm" presentation:class="notes" presentation:user-transformed="true">
            <draw:text-box>
              <text:p>Typisches Suchmaschinenproblem</text:p>
              <text:p/>
              <text:p>Rankings basierend auf non-user Features:</text:p>
              <text:p/>
              <text:p>Text</text:p>
              <text:p>Querymatching</text:p>
              <text:p>Links</text:p>
              <text:p>Text in links auf target</text:p>
              <text:p>Alter der Seite</text:p>
              <text:p>Geld dass ich für das Ranking bekomme</text:p>
              <text:p>Aufbau der Seite</text:p>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Un-supervised rank learning</text:p>
          </draw:text-box>
        </draw:frame>
        <draw:frame presentation:style-name="pr3" draw:layer="layout" svg:width="25.199cm" svg:height="13.859cm" svg:x="1.4cm" svg:y="4.914cm" presentation:class="outline" presentation:user-transformed="true">
          <draw:text-box>
            <text:list text:style-name="L2">
              <text:list-item>
                <text:p>Order unknown, relevancy model known.</text:p>
                <text:list>
                  <text:list-item>
                    <text:p>Page Rank</text:p>
                  </text:list-item>
                  <text:list-item>
                    <text:p>HITS</text:p>
                    <text:p/>
                  </text:list-item>
                </text:list>
              </text:list-item>
              <text:list-item>
                <text:p>Order known only indirectly.</text:p>
                <text:list>
                  <text:list-item>
                    <text:p>Clicks</text:p>
                  </text:list-item>
                  <text:list-item>
                    <text:p>Page view tim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layer="layout" svg:width="17.271cm" svg:height="12.322cm" svg:x="2.159cm" svg:y="13.271cm" presentation:class="notes" presentation:user-transformed="true">
            <draw:text-box>
              <text:p>Random Walk Modell erklären, Formel von Pagerank erklären, Methoden zum Spammen erklären.</text:p>
              <text:p/>
              <text:p>PR = SUM(über Inlinks) PR(inlinks)/outdegree + Random Jump</text:p>
              <text:p/>
              <text:p>Probleme damit (Linkfarms, Linkhandel, Linkbomben als Seiteneffekt)</text:p>
              <text:p/>
              <text:p>HITS als Ausflug</text:p>
            </draw:text-box>
          </draw:frame>
        </presentation:notes>
      </draw:page>
      <draw:page draw:name="page20" draw:style-name="dp1" draw:master-page-name="Default" presentation:presentation-page-layout-name="AL2T1">
        <office:forms form:automatic-focus="false" form:apply-design-mode="false"/>
        <draw:custom-shape draw:style-name="gr7" draw:text-style-name="P2" draw:layer="layout" svg:width="4.754cm" svg:height="19.802cm" svg:x="0.995cm" svg:y="0.62cm">
          <text:p/>
          <draw:enhanced-geometry svg:viewBox="0 0 21600 21600" draw:type="rectangle" draw:enhanced-path="M 0 0 L 21600 0 21600 21600 0 21600 0 0 Z N"/>
        </draw:custom-shape>
        <draw:frame draw:style-name="gr1" draw:text-style-name="P1" draw:layer="layout" svg:width="3.635cm" svg:height="1.352cm" svg:x="1.491cm" svg:y="2.604cm">
          <draw:text-box>
            <text:p><text:span text:style-name="T1">Given: </text:span></text:p>
          </draw:text-box>
        </draw:frame>
        <draw:frame draw:style-name="gr1" draw:text-style-name="P1" draw:layer="layout" svg:width="3.254cm" svg:height="1.352cm" svg:x="1.492cm" svg:y="7.204cm">
          <draw:text-box>
            <text:p><text:span text:style-name="T1">Input: </text:span></text:p>
          </draw:text-box>
        </draw:frame>
        <draw:frame draw:style-name="gr1" draw:text-style-name="P1" draw:layer="layout" svg:width="4.02cm" svg:height="1.352cm" svg:x="1.492cm" svg:y="11.804cm">
          <draw:text-box>
            <text:p><text:span text:style-name="T1">Output: </text:span></text:p>
          </draw:text-box>
        </draw:frame>
        <draw:frame draw:style-name="gr1" draw:text-style-name="P5" draw:layer="layout" svg:width="6.509cm" svg:height="1.162cm" svg:x="7.9cm" svg:y="7.024cm">
          <draw:text-box>
            <text:p><text:span text:style-name="T2">Set of instances.</text:span></text:p>
          </draw:text-box>
        </draw:frame>
        <draw:frame draw:style-name="gr1" draw:text-style-name="P5" draw:layer="layout" svg:width="19.658cm" svg:height="1.162cm" svg:x="7.9cm" svg:y="2.824cm">
          <draw:text-box>
            <text:p><text:span text:style-name="T2">Training data with multiple user dependent orderings.</text:span></text:p>
          </draw:text-box>
        </draw:frame>
        <draw:frame draw:style-name="gr1" draw:text-style-name="P5" draw:layer="layout" svg:width="15.958cm" svg:height="1.162cm" svg:x="7.9cm" svg:y="11.824cm">
          <draw:text-box>
            <text:p><text:span text:style-name="T2">Goal is ordering of instances for each user.</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layer="layout" svg:width="17.271cm" svg:height="12.322cm" svg:x="2.159cm" svg:y="13.271cm" presentation:class="notes" presentation:user-transformed="true">
            <draw:text-box>
              <text:p>Amazon Usecase</text:p>
              <text:p/>
              <text:p>Explizites vs. Implizites Wissen</text:p>
              <text:p/>
              <text:p>Wieviel kann eine Bibliothek hier wirklich leisten (Collaborative ja, content eher weniger)</text:p>
              <text:p/>
              <text:p>Verteilung dann sinnvoll wenn vorberechnetes Modell</text:p>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Recommendation mining</text:p>
          </draw:text-box>
        </draw:frame>
        <draw:frame presentation:style-name="pr3" draw:layer="layout" svg:width="25.199cm" svg:height="13.859cm" svg:x="1.4cm" svg:y="4.914cm" presentation:class="outline" presentation:user-transformed="true">
          <draw:text-box>
            <text:list text:style-name="L2">
              <text:list-item>
                <text:p>Collaborative filtering</text:p>
                <text:list>
                  <text:list-item>
                    <text:p>Only preferences are known.</text:p>
                    <text:p/>
                  </text:list-item>
                </text:list>
              </text:list-item>
              <text:list-item>
                <text:p>Content based filtering</text:p>
                <text:list>
                  <text:list-item>
                    <text:p>Characteristics of instances and users known,</text:p>
                  </text:list-item>
                  <text:list-item>
                    <text:p>Preferences are know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Other</text:p>
          </draw:text-box>
        </draw:frame>
        <draw:frame presentation:style-name="pr3" draw:layer="layout" svg:width="25.199cm" svg:height="13.859cm" svg:x="1.4cm" svg:y="4.914cm" presentation:class="outline" presentation:user-transformed="true">
          <draw:text-box>
            <text:list text:style-name="L2">
              <text:list-item>
                <text:p>Learning in static games – adversarial learning.</text:p>
              </text:list-item>
              <text:list-item>
                <text:p>Learning in repated games – reinforcement l.</text:p>
              </text:list-item>
              <text:list-item>
                <text:p>Structured input-/output learning.</text:p>
              </text:list-item>
              <text:list-item>
                <text:p>...</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layer="layout" svg:width="17.271cm" svg:height="12.322cm" svg:x="2.159cm" svg:y="13.271cm" presentation:class="notes">
            <draw:text-box>
              <text:p>Static games: Meist spam, betrug etc</text:p>
              <text:p/>
              <text:p>Repeated games: z.B. Beim Robocup, wenn Optimierungsfunkt unbekannt oder zu komplex</text:p>
              <text:p/>
              <text:p>Structured I/O: Parse Bäume lernen, Protein-/ Genaufgaben.</text:p>
              <text:p/>
              <text:p/>
            </draw:text-box>
          </draw:frame>
        </presentation:notes>
      </draw:page>
      <draw:page draw:name="page23" draw:style-name="dp1" draw:master-page-name="Default" presentation:presentation-page-layout-name="AL2T1">
        <office:forms form:automatic-focus="false" form:apply-design-mode="false"/>
        <draw:frame presentation:style-name="pr2" draw:layer="layout" svg:width="25.199cm" svg:height="3.256cm" svg:x="-3.974cm" svg:y="12.826cm" presentation:class="title" presentation:user-transformed="true">
          <draw:text-box>
            <text:p>Types of data</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Instance types</text:p>
          </draw:text-box>
        </draw:frame>
        <draw:frame presentation:style-name="pr3" draw:layer="layout" svg:width="25.199cm" svg:height="13.859cm" svg:x="1.4cm" svg:y="4.914cm" presentation:class="outline" presentation:user-transformed="true">
          <draw:text-box>
            <text:list text:style-name="L2">
              <text:list-item>
                <text:p>Independent.</text:p>
                <text:p/>
              </text:list-item>
              <text:list-item>
                <text:p>Sequences.</text:p>
                <text:p/>
              </text:list-item>
              <text:list-item>
                <text:p>Linked data.</text:p>
              </text:list-item>
            </text:list>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layer="layout" svg:width="17.271cm" svg:height="12.322cm" svg:x="2.159cm" svg:y="13.271cm" presentation:class="notes" presentation:user-transformed="true">
            <draw:text-box>
              <text:p>Anmalen und beim Malen kategorisieren.</text:p>
              <text:p/>
              <text:p>Independent: Texts, words (most of the times), users, images.</text:p>
              <text:p/>
              <text:p>Sequences: sentences to tag, incoming search requests in one session, incoming http requests even</text:p>
              <text:p/>
              <text:p>Linked data: web pages, blog postings, blogs</text:p>
            </draw:text-box>
          </draw:frame>
        </presentation:notes>
      </draw:page>
      <draw:page draw:name="page25"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Instance availability</text:p>
          </draw:text-box>
        </draw:frame>
        <draw:frame presentation:style-name="pr3" draw:layer="layout" svg:width="25.199cm" svg:height="13.859cm" svg:x="1.4cm" svg:y="4.914cm" presentation:class="outline" presentation:user-transformed="true">
          <draw:text-box>
            <text:list text:style-name="L2">
              <text:list-item>
                <text:p>Batch learning.</text:p>
                <text:p/>
              </text:list-item>
              <text:list-item>
                <text:p>Online learning.</text:p>
              </text:list-item>
            </text:list>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layer="layout" svg:width="17.271cm" svg:height="12.322cm" svg:x="2.159cm" svg:y="13.271cm" presentation:class="notes" presentation:user-transformed="true">
            <draw:text-box>
              <text:p>Alle am Beginn der Session da: Batch learning</text:p>
              <text:p/>
              <text:p>Instanzen nach und nach verfügbar: Online learning</text:p>
              <text:p/>
              <text:p/>
            </draw:text-box>
          </draw:frame>
        </presentation:notes>
      </draw:page>
      <draw:page draw:name="page26" draw:style-name="dp1" draw:master-page-name="Default" presentation:presentation-page-layout-name="AL2T1">
        <office:forms form:automatic-focus="false" form:apply-design-mode="false"/>
        <draw:frame presentation:style-name="pr2" draw:layer="layout" svg:width="25.199cm" svg:height="3.256cm" svg:x="-2.445cm" svg:y="13.901cm" presentation:class="title" presentation:user-transformed="true">
          <draw:text-box>
            <text:p>Example: Classificatio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layer="layout" svg:width="17.271cm" svg:height="12.322cm" svg:x="2.159cm" svg:y="13.271cm" presentation:class="notes" presentation:user-transformed="true">
            <draw:text-box>
              <text:p>Go through inductive bias, hypothesis selection am Beispiel von Klassifikation</text:p>
              <text:p/>
              <text:p>Unterschiedliche Arten einen Klassifikator zu formulieren</text:p>
              <text:p/>
              <text:p>Unterschiedliche Optimierungsziele</text:p>
              <text:p/>
              <text:p>Konkrete Algorithmen dann in den nächsten Veranstaltungen.</text:p>
            </draw:text-box>
          </draw:frame>
        </presentation:notes>
      </draw:page>
      <draw:page draw:name="page27" draw:style-name="dp1" draw:master-page-name="Default" presentation:presentation-page-layout-name="AL2T1">
        <office:forms form:automatic-focus="false" form:apply-design-mode="false"/>
        <draw:custom-shape draw:style-name="gr7" draw:text-style-name="P2" draw:layer="layout" svg:width="4.754cm" svg:height="19.802cm" svg:x="0.994cm" svg:y="0.62cm">
          <text:p/>
          <draw:enhanced-geometry svg:viewBox="0 0 21600 21600" draw:type="rectangle" draw:enhanced-path="M 0 0 L 21600 0 21600 21600 0 21600 0 0 Z N"/>
        </draw:custom-shape>
        <draw:frame draw:style-name="gr1" draw:text-style-name="P1" draw:layer="layout" svg:width="3.635cm" svg:height="1.352cm" svg:x="1.49cm" svg:y="2.604cm">
          <draw:text-box>
            <text:p><text:span text:style-name="T1">Given: </text:span></text:p>
          </draw:text-box>
        </draw:frame>
        <draw:frame draw:style-name="gr1" draw:text-style-name="P1" draw:layer="layout" svg:width="3.254cm" svg:height="1.352cm" svg:x="1.491cm" svg:y="7.204cm">
          <draw:text-box>
            <text:p><text:span text:style-name="T1">Input: </text:span></text:p>
          </draw:text-box>
        </draw:frame>
        <draw:frame draw:style-name="gr1" draw:text-style-name="P1" draw:layer="layout" svg:width="4.02cm" svg:height="1.352cm" svg:x="1.491cm" svg:y="11.804cm">
          <draw:text-box>
            <text:p><text:span text:style-name="T1">Output: </text:span></text:p>
          </draw:text-box>
        </draw:frame>
        <draw:frame draw:style-name="gr1" draw:text-style-name="P5" draw:layer="layout" svg:width="18.473cm" svg:height="2.073cm" svg:x="7.36cm" svg:y="2.376cm">
          <draw:text-box>
            <text:p><text:span text:style-name="T2">Training data with known target attributes (labeled</text:span></text:p>
            <text:p><text:span text:style-name="T2">training data).</text:span></text:p>
          </draw:text-box>
        </draw:frame>
        <draw:frame draw:style-name="gr1" draw:text-style-name="P5" draw:layer="layout" svg:width="11.517cm" svg:height="1.162cm" svg:x="7.36cm" svg:y="7.568cm">
          <draw:text-box>
            <text:p><text:span text:style-name="T2">Instance is vector of attributes.</text:span></text:p>
          </draw:text-box>
        </draw:frame>
        <draw:frame draw:style-name="gr1" draw:text-style-name="P5" draw:layer="layout" svg:width="14.015cm" svg:height="1.162cm" svg:x="7.36cm" svg:y="11.902cm">
          <draw:text-box>
            <text:p><text:span text:style-name="T2">Goal is assignment of target attribute.</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layer="layout" svg:width="17.271cm" svg:height="12.322cm" svg:x="2.159cm" svg:y="13.271cm" presentation:class="notes">
            <draw:text-box>
              <text:p>Zur Erinnerung:</text:p>
              <text:p/>
              <text:p>Zwei Phase – Training und Anwendung</text:p>
              <text:p/>
              <text:p>Dazwischen jede Menge Evaluierung</text:p>
              <text:p/>
              <text:p/>
            </draw:text-box>
          </draw:frame>
        </presentation:notes>
      </draw:page>
      <draw:page draw:name="page28"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Training a classifier</text:p>
          </draw:text-box>
        </draw:frame>
        <draw:frame presentation:style-name="pr3" draw:layer="layout" svg:width="25.199cm" svg:height="13.859cm" svg:x="1.4cm" svg:y="4.914cm" presentation:class="outline" presentation:user-transformed="true">
          <draw:text-box>
            <text:list text:style-name="L2">
              <text:list-item>
                <text:p>Idea: Find a model that explains the data.</text:p>
                <text:list>
                  <text:list-item>
                    <text:p>Search problem in set of possible models.</text:p>
                    <text:p/>
                  </text:list-item>
                </text:list>
              </text:list-item>
              <text:list-item>
                <text:p>Hypothesis space/ Language bias:</text:p>
                <text:list>
                  <text:list-item>
                    <text:p>Set of learning hypothesis considered.</text:p>
                  </text:list-item>
                  <text:list-item>
                    <text:p>Example: Conjunction of all possible attributes.</text:p>
                  </text:list-item>
                  <text:list-item>
                    <text:p>Size of languages bias with m attribut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layer="layout" svg:width="17.271cm" svg:height="12.322cm" svg:x="2.159cm" svg:y="13.271cm" presentation:class="notes" presentation:user-transformed="true">
            <draw:text-box>
              <text:p>Verschiedene Möglichkeiten Klassifikation zu formulieren, diese ist nur eine davon</text:p>
              <text:p/>
              <text:p>Tabelle mit Tennisbeispiel anmalen</text:p>
              <text:p/>
              <text:p/>
            </draw:text-box>
          </draw:frame>
        </presentation:notes>
      </draw:page>
      <draw:page draw:name="page29"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Training a classifier</text:p>
          </draw:text-box>
        </draw:frame>
        <draw:frame presentation:style-name="pr3" draw:layer="layout" svg:width="25.199cm" svg:height="13.859cm" svg:x="1.4cm" svg:y="4.914cm" presentation:class="outline" presentation:user-transformed="true">
          <draw:text-box>
            <text:list text:style-name="L2">
              <text:list-item>
                <text:p>Version space: </text:p>
                <text:list>
                  <text:list-item>
                    <text:p>Set of hypothesis consistent with training data.</text:p>
                    <text:p/>
                  </text:list-item>
                </text:list>
              </text:list-item>
              <text:list-item>
                <text:p>Properties:</text:p>
                <text:list>
                  <text:list-item>
                    <text:p>Becomes smaller with growing amount of examples</text:p>
                  </text:list-item>
                  <text:list-item>
                    <text:p>Is empty in case of inconsistent examples</text:p>
                  </text:list-item>
                  <text:list-item>
                    <text:p>Has one element if hypothesis is found</text:p>
                  </text:list-item>
                  <text:list-item>
                    <text:p>More than one element – continue search</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layer="layout" svg:width="17.271cm" svg:height="12.322cm" svg:x="2.159cm" svg:y="13.271cm" presentation:class="notes" presentation:user-transformed="true">
            <draw:text-box>
              <text:p>Version space beim Tennisbeispiel anmalen</text:p>
              <text:p/>
              <text:p>Mehr Beispiele hinzufügen und Versionspace so verkleinern</text:p>
              <text:p/>
              <text:p>Inkonsistentes Beispiel hinzufügen</text:p>
              <text:p/>
              <text:p>Variable vergessen vs. falsch gemessen vs. fuzzy</text:p>
            </draw:text-box>
          </draw:frame>
        </presentation:notes>
      </draw:page>
      <draw:page draw:name="page30"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Training a classifier</text:p>
          </draw:text-box>
        </draw:frame>
        <draw:frame presentation:style-name="pr3" draw:layer="layout" svg:width="25.199cm" svg:height="13.859cm" svg:x="1.4cm" svg:y="4.914cm" presentation:class="outline" presentation:user-transformed="true">
          <draw:text-box>
            <text:list text:style-name="L2">
              <text:list-item>
                <text:p>Issues with version space:</text:p>
                <text:list>
                  <text:list-item>
                    <text:p>All elements are equally good</text:p>
                  </text:list-item>
                  <text:list-item>
                    <text:p>Language bias and version space can be too big to search (can even be unbounded)</text:p>
                  </text:list-item>
                </text:list>
                <text:p/>
              </text:list-item>
              <text:list-item>
                <text:p>Additional constraints:</text:p>
                <text:list>
                  <text:list-item>
                    <text:p>Loss function – match of data to solution</text:p>
                  </text:list-item>
                  <text:list-item>
                    <text:p>A-priori knowledge wrt. probability of models</text:p>
                  </text:list-item>
                  <text:list-item>
                    <text:p>Likelihood of data/ model</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layer="layout" svg:width="17.271cm" svg:height="12.322cm" svg:x="2.159cm" svg:y="13.271cm" presentation:class="notes" presentation:user-transformed="true">
            <draw:text-box>
              <text:p>Und jetzt machen wir das mal für Texte.</text:p>
              <text:p/>
              <text:p>Los -funktionen nachschlagen</text:p>
              <text:p/>
              <text:p/>
              <text:p/>
              <text:p/>
            </draw:text-box>
          </draw:frame>
        </presentation:notes>
      </draw:page>
      <draw:page draw:name="page31"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Training a classifier</text:p>
          </draw:text-box>
        </draw:frame>
        <draw:frame presentation:style-name="pr3" draw:layer="layout" svg:width="25.199cm" svg:height="13.859cm" svg:x="1.4cm" svg:y="4.914cm" presentation:class="outline" presentation:user-transformed="true">
          <draw:text-box>
            <text:list text:style-name="L2">
              <text:list-item>
                <text:p>A-priori probability of model: How likely is a model before we have seen data D</text:p>
                <text:p/>
              </text:list-item>
              <text:list-item>
                <text:p>Likelihood of data D: How likely were data D produced by model</text:p>
                <text:p/>
              </text:list-item>
              <text:list-item>
                <text:p>A-Posteriori probability of model: How likely is a model after we have seen data D</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layer="layout" svg:width="17.271cm" svg:height="12.322cm" svg:x="2.159cm" svg:y="13.271cm" presentation:class="notes" presentation:user-transformed="true">
            <draw:text-box>
              <text:p>A-priori – Beispiel mit der gezinkten Münze bringen</text:p>
              <text:p/>
              <text:p>Meist alle Klassen equal likely, je nach Anwendungsfall anpassen</text:p>
              <text:p/>
              <text:p>Max-Likelihood beachtet nur die Daten aber nicht A-Priori</text:p>
            </draw:text-box>
          </draw:frame>
        </presentation:notes>
      </draw:page>
      <draw:page draw:name="page32"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Training a classifier</text:p>
          </draw:text-box>
        </draw:frame>
        <draw:frame presentation:style-name="pr3" draw:layer="layout" svg:width="25.199cm" svg:height="13.859cm" svg:x="1.4cm" svg:y="4.914cm" presentation:class="outline" presentation:user-transformed="true">
          <draw:text-box>
            <text:list text:style-name="L2">
              <text:list-item>
                <text:p>Model (Hypothesis): Given instance attributes assigns target attribute.</text:p>
                <text:p/>
              </text:list-item>
              <text:list-item>
                <text:p>Learning algorithm: Given training data chooses model.</text:p>
                <text:p/>
              </text:list-item>
              <text:list-item>
                <text:p>Language bias: Defines which model are considered by learning algorithm.</text:p>
              </text:list-item>
            </text:list>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4" draw:layer="layout" svg:width="17.271cm" svg:height="12.322cm" svg:x="2.159cm" svg:y="13.271cm" presentation:class="notes" presentation:user-transformed="true">
            <draw:text-box>
              <text:p>Wofür muss ich mich entscheiden:</text:p>
              <text:p/>
              <text:p/>
              <text:p>Model ist konkret ausgewählte Hypothese, ist das was ich speichern will</text:p>
              <text:p/>
              <text:p>Learning algorithm ist der Weg von den Daten zur Hypothese – online vs. offline</text:p>
              <text:p/>
              <text:p>Language bias ist die Einschränkung die ich den Daten vohrer auferlege, von Auswahl der vorgenannten Kriterien abhängig</text:p>
            </draw:text-box>
          </draw:frame>
        </presentation:notes>
      </draw:page>
      <draw:page draw:name="page33"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Training a classifier</text:p>
          </draw:text-box>
        </draw:frame>
        <draw:frame presentation:style-name="pr3" draw:layer="layout" svg:width="25.199cm" svg:height="13.859cm" svg:x="1.4cm" svg:y="4.914cm" presentation:class="outline" presentation:user-transformed="true">
          <draw:text-box>
            <text:list text:style-name="L2">
              <text:list-item>
                <text:p>… as optimization:</text:p>
                <text:list>
                  <text:list-item>
                    <text:p>Loss function to measure data-model-fit</text:p>
                  </text:list-item>
                  <text:list-item>
                    <text:p>Regularizer gives model likelihood</text:p>
                  </text:list-item>
                  <text:list-item>
                    <text:p>Optimisation criteria = loss + regularizer</text:p>
                    <text:p/>
                  </text:list-item>
                </text:list>
              </text:list-item>
              <text:list-item>
                <text:p>Loss options</text:p>
                <text:list>
                  <text:list-item>
                    <text:p>Weight mistakes differently – cost matrix</text:p>
                  </text:list-item>
                  <text:list-item>
                    <text:p>Depends on application setting</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4" draw:layer="layout" svg:width="17.271cm" svg:height="12.322cm" svg:x="2.159cm" svg:y="13.271cm" presentation:class="notes" presentation:user-transformed="true">
            <draw:text-box>
              <text:p>Zweite Möglichkeit das Lernproblem aufzufassen: Statt suche jetzt Optimierung</text:p>
              <text:p/>
              <text:p>Regularisierer bestimmt Kosten von Fehlklassifikation und Modellkomplexität</text:p>
              <text:p/>
              <text:p>Regularisier der svm is länge des Gewichtsvektors, Loss funktion raussuchen</text:p>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Training a classifier</text:p>
          </draw:text-box>
        </draw:frame>
        <draw:frame presentation:style-name="pr3" draw:layer="layout" svg:width="25.199cm" svg:height="13.859cm" svg:x="1.4cm" svg:y="4.914cm" presentation:class="outline" presentation:user-transformed="true">
          <draw:text-box>
            <text:list text:style-name="L2">
              <text:list-item>
                <text:p>Regularization options:</text:p>
                <text:list>
                  <text:list-item>
                    <text:p>Idea: Few attributes are sufficient</text:p>
                  </text:list-item>
                  <text:list-item>
                    <text:p>L0 … number of attributes</text:p>
                  </text:list-item>
                  <text:list-item>
                    <text:p>L1 … abs(attribute weights)</text:p>
                  </text:list-item>
                  <text:list-item>
                    <text:p>L2 … square(attribute weights)</text:p>
                    <text:p/>
                  </text:list-item>
                </text:list>
              </text:list-item>
              <text:list-item>
                <text:p>Implemented preference = inductive bias.</text:p>
                <text:p/>
              </text:list-item>
              <text:list-item>
                <text:p>Example for linear models.</text:p>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4" draw:layer="layout" svg:width="17.271cm" svg:height="12.322cm" svg:x="2.159cm" svg:y="13.271cm" presentation:class="notes" presentation:user-transformed="true">
            <draw:text-box>
              <text:p>Das sind nur Optionen für lineare Modelle.</text:p>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Training a classifier</text:p>
          </draw:text-box>
        </draw:frame>
        <draw:frame presentation:style-name="pr3" draw:layer="layout" svg:width="25.199cm" svg:height="13.859cm" svg:x="1.4cm" svg:y="4.914cm" presentation:class="outline" presentation:user-transformed="true">
          <draw:text-box>
            <text:list text:style-name="L2">
              <text:list-item>
                <text:p>Loss is -log(likelihood of data)</text:p>
                <text:list>
                  <text:list-item>
                    <text:p>Higher likelihood =&gt; smaller loss</text:p>
                  </text:list-item>
                  <text:list-item>
                    <text:p>Lower likelihood =&gt; larger loss</text:p>
                    <text:p/>
                  </text:list-item>
                </text:list>
              </text:list-item>
              <text:list-item>
                <text:p>Regularizer is -log(a-priori of model)</text:p>
                <text:list>
                  <text:list-item>
                    <text:p>Same properties as loss</text:p>
                  </text:list-item>
                  <text:list-item>
                    <text:p>Encodes prior knowledge on the model</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4" draw:layer="layout" svg:width="17.271cm" svg:height="12.322cm" svg:x="2.159cm" svg:y="13.271cm" presentation:class="notes" presentation:user-transformed="true">
            <draw:text-box>
              <text:p>Zusammenhang von Los und Log-Likelihood</text:p>
              <text:p/>
              <text:p>Zusammenhang von Regularisier und A-Priori</text:p>
              <text:p/>
              <text:p>Begründung dafür wie die Formeln formuliert sind</text:p>
            </draw:text-box>
          </draw:frame>
        </presentation:notes>
      </draw:page>
      <draw:page draw:name="page36"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Choosing a model</text:p>
          </draw:text-box>
        </draw:frame>
        <draw:frame presentation:style-name="pr3" draw:layer="layout" svg:width="25.199cm" svg:height="13.859cm" svg:x="1.4cm" svg:y="4.914cm" presentation:class="outline" presentation:user-transformed="true">
          <draw:text-box>
            <text:list text:style-name="L2">
              <text:list-item>
                <text:p>Take model that most likely created the data = maximum likelihood (ML).</text:p>
                <text:p/>
              </text:list-item>
              <text:list-item>
                <text:p>Take model that is most likely after we have seen the data = maximum a-posteriori (MAP)</text:p>
                <text:p/>
              </text:list-item>
              <text:list-item>
                <text:p>Mean of all models weighted by A-Posteriori = Bayesian learning.</text:p>
              </text:list-item>
            </text:list>
          </draw:text-box>
        </draw:frame>
        <draw:frame draw:style-name="gr8" draw:layer="layout" svg:width="6.154cm" svg:height="0.529cm" svg:x="10.037cm" svg:y="8.346cm">
          <draw:object xlink:href="./Object 1" xlink:type="simple" xlink:show="embed" xlink:actuate="onLoad"/>
          <draw:image xlink:href="./ObjectReplacements/Object 1" xlink:type="simple" xlink:show="embed" xlink:actuate="onLoad"/>
        </draw:frame>
        <draw:frame draw:style-name="gr8" draw:layer="layout" svg:width="11.81cm" svg:height="0.529cm" svg:x="7.938cm" svg:y="13.06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4" draw:layer="layout" svg:width="17.271cm" svg:height="12.322cm" svg:x="2.159cm" svg:y="13.271cm" presentation:class="notes" presentation:user-transformed="true">
            <draw:text-box>
              <text:p>Verschiedene Methoden der Modellauswahl basierend auf definierten Wahrscheinlichkeiten</text:p>
              <text:p/>
              <text:p/>
            </draw:text-box>
          </draw:frame>
        </presentation:notes>
      </draw:page>
      <draw:page draw:name="page37"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Choosing a model</text:p>
          </draw:text-box>
        </draw:frame>
        <draw:frame presentation:style-name="pr3" draw:layer="layout" svg:width="25.199cm" svg:height="13.859cm" svg:x="1.4cm" svg:y="4.914cm" presentation:class="outline" presentation:user-transformed="true">
          <draw:text-box>
            <text:list text:style-name="L2">
              <text:list-item>
                <text:p>Generative learning</text:p>
                <text:list>
                  <text:list-item>
                    <text:p>Estimate likelihood function from training data</text:p>
                  </text:list-item>
                  <text:list-item>
                    <text:p>Choose model given likelihood and prior</text:p>
                  </text:list-item>
                </text:list>
              </text:list-item>
              <text:list-item>
                <text:p>Discriminative learning</text:p>
                <text:list>
                  <text:list-item>
                    <text:p>Estimate posterior from training data</text:p>
                  </text:list-item>
                  <text:list-item>
                    <text:p>Choose most likely model</text:p>
                  </text:list-item>
                </text:list>
              </text:list-item>
              <text:list-item>
                <text:p>Direct learning</text:p>
                <text:list>
                  <text:list-item>
                    <text:p>Find function directly from training data w/o probabiliti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4" draw:layer="layout" svg:width="17.271cm" svg:height="12.322cm" svg:x="2.159cm" svg:y="13.271cm" presentation:class="notes">
            <draw:text-box>
              <text:p>Generative – schätze ein Modell dass die Trainingsdaten wahrscheinlich generiert hat. Kann aus dem Modell weitere Daten generieren.</text:p>
              <text:p/>
              <text:p>Discriminative – finde ein Modell dass die Daten entspr. Ihrer Klassen trennt. Kann daraus keine neuen Daten generieren.</text:p>
              <text:p/>
              <text:p>Direct – z.B. Nearest Neighbor (braucht auch zur Klassifikation komplettes Trainingsset).</text:p>
            </draw:text-box>
          </draw:frame>
        </presentation:notes>
      </draw:page>
      <draw:page draw:name="page38" draw:style-name="dp1" draw:master-page-name="Default"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Conclusion</text:p>
          </draw:text-box>
        </draw:frame>
        <draw:frame presentation:style-name="pr3" draw:layer="layout" svg:width="25.199cm" svg:height="13.859cm" svg:x="1.4cm" svg:y="4.914cm" presentation:class="outline" presentation:user-transformed="true">
          <draw:text-box>
            <text:list text:style-name="L2">
              <text:list-item>
                <text:p>Many different learning problems and formulations.</text:p>
                <text:p/>
              </text:list-item>
              <text:list-item>
                <text:p>Different learning strategies.</text:p>
                <text:p/>
              </text:list-item>
              <text:list-item>
                <text:p>Identify analysis problem and choose correct solution.</text:p>
              </text:list-item>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sabel Drost</meta:initial-creator>
    <meta:creation-date>2011-05-15T11:32:38</meta:creation-date>
    <meta:editing-duration>PT03H49M18S</meta:editing-duration>
    <meta:editing-cycles>10</meta:editing-cycles>
    <dc:date>2011-05-19T16:24:52</dc:date>
    <dc:creator>Isabel Drost</dc:creator>
    <meta:generator>OpenOffice.org/3.2$Unix OpenOffice.org_project/320m19$Build-9505</meta:generator>
    <meta:document-statistic meta:object-count="244"/>
  </office:meta>
</office:document-meta>
</file>

<file path=Object 1/content.xml><?xml version="1.0" encoding="utf-8"?>
<math xmlns="http://www.w3.org/1998/Math/MathML">
  <semantics>
    <mrow>
      <mi mathvariant="italic">arg</mi>
      <msub>
        <mi mathvariant="italic">max</mi>
        <mi>h</mi>
      </msub>
      <mi>p</mi>
      <mrow>
        <mrow>
          <mo stretchy="false">(</mo>
          <mrow>
            <mi>D</mi>
            <mi mathvariant="normal">∣</mi>
            <mi>h</mi>
          </mrow>
          <mo stretchy="false">)</mo>
        </mrow>
        <mi mathvariant="normal">=</mi>
        <mi mathvariant="italic">arg</mi>
      </mrow>
      <msub>
        <mi mathvariant="italic">min</mi>
        <mi>h</mi>
      </msub>
      <mi>l</mi>
      <mrow>
        <mo stretchy="false">(</mo>
        <mrow>
          <mi>D</mi>
          <mi mathvariant="normal">∣</mi>
          <mi>h</mi>
        </mrow>
        <mo stretchy="false">)</mo>
      </mrow>
    </mrow>
    <annotation encoding="StarMath 5.0">arg max_h p(D divides h) = arg min_h l(D divides h) </annotation>
  </semantics>
</math>
</file>

<file path=Object 2/content.xml><?xml version="1.0" encoding="utf-8"?>
<math xmlns="http://www.w3.org/1998/Math/MathML">
  <semantics>
    <mrow>
      <mi mathvariant="italic">arg</mi>
      <msub>
        <mi mathvariant="italic">max</mi>
        <mi>h</mi>
      </msub>
      <mi>p</mi>
      <mrow>
        <mrow>
          <mo stretchy="false">(</mo>
          <mrow>
            <mi>h</mi>
            <mi mathvariant="normal">∣</mi>
            <mi>D</mi>
          </mrow>
          <mo stretchy="false">)</mo>
        </mrow>
        <mi mathvariant="normal">=</mi>
        <mi mathvariant="italic">arg</mi>
      </mrow>
      <msub>
        <mi mathvariant="italic">max</mi>
        <mi>h</mi>
      </msub>
      <mi>p</mi>
      <mrow>
        <mrow>
          <mo stretchy="false">(</mo>
          <mrow>
            <mi>D</mi>
            <mi mathvariant="normal">∣</mi>
            <mi>h</mi>
          </mrow>
          <mo stretchy="false">)</mo>
        </mrow>
        <mi mathvariant="normal">⋅</mi>
        <mi>p</mi>
      </mrow>
      <mrow>
        <mrow>
          <mo stretchy="false">(</mo>
          <mi>h</mi>
          <mo stretchy="false">)</mo>
        </mrow>
        <mi mathvariant="normal">=</mi>
        <mi mathvariant="italic">arg</mi>
      </mrow>
      <msub>
        <mi mathvariant="italic">min</mi>
        <mi>h</mi>
      </msub>
      <mi>l</mi>
      <mrow>
        <mrow>
          <mo stretchy="false">(</mo>
          <mrow>
            <mi>D</mi>
            <mi>,</mi>
            <mi>h</mi>
          </mrow>
          <mo stretchy="false">)</mo>
        </mrow>
        <mo stretchy="false">+</mo>
        <mo stretchy="false">Ω</mo>
      </mrow>
      <mrow>
        <mo stretchy="false">(</mo>
        <mi>h</mi>
        <mo stretchy="false">)</mo>
      </mrow>
    </mrow>
    <annotation encoding="StarMath 5.0">arg max_h p(h divides D) = arg max_h p(D divides h) cdot p(h) = arg min_h l(D, h) + %OMEGA(h) </annotation>
  </semantics>
</math>
</file>